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yui_3_17_2_1_1624026994085_1382"/>The following video on the functions of the Central Bank and how it affects  good and financial markets correspond to part of the didactic material of the "Banco de la República (Colombia)", on economic education, that can be consulted in:</text:p>
      <text:p text:style-name="P1"><text:bookmark text:name="yui_3_17_2_1_1624026994085_1383"/><text:bookmark text:name="yui_3_17_2_1_1624026994085_1384"/><text:a xlink:type="simple" xlink:href="https://www.youtube.com/user/BancoRepublica/featured" text:style-name="Internet_20_link" text:visited-style-name="Visited_20_Internet_20_Link"><text:span text:style-name="T1">https://www.youtube.com/user/BancoRepublica/featured</text:span></text:a></text:p>
      <text:p text:style-name="Text_20_body">In that way you can complement what you have learned about  good and financial markets. The video answer the following concern:</text:p>
      <text:p text:style-name="P3">Video 1: What are the functions of the Bank of the Republic?</text:p>
      <text:p text:style-name="P1"><text:a xlink:type="simple" xlink:href="https://youtu.be/nb5WmpMciHc" text:style-name="Internet_20_link" text:visited-style-name="Visited_20_Internet_20_Link">https://youtu.be/nb5WmpMciHc</text:a></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9:36:53.258676585</dc:date>
    <meta:editing-duration>PT39M59S</meta:editing-duration>
    <meta:editing-cycles>16</meta:editing-cycles>
    <meta:generator>LibreOffice/6.4.7.2$Linux_X86_64 LibreOffice_project/40$Build-2</meta:generator>
    <meta:document-statistic meta:table-count="0" meta:image-count="0" meta:object-count="0" meta:page-count="1" meta:paragraph-count="5" meta:word-count="75" meta:character-count="506" meta:non-whitespace-character-count="434"/>
  </office:meta>
</office:document-meta>
</file>